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czba rozwiązań</text:p>
          </table:table-cell>
          <table:table-cell table:style-name="Default" office:value-type="string" calcext:value-type="string">
            <text:p>miasta</text:p>
          </table:table-cell>
          <table:table-cell table:style-name="Default" office:value-type="string" calcext:value-type="string">
            <text:p>czas w sekundach</text:p>
          </table:table-cell>
          <table:table-cell table:style-name="Default" office:value-type="string" calcext:value-type="string">
            <text:p>czas w dniach</text:p>
          </table:table-cell>
          <table:table-cell table:style-name="Default" office:value-type="string" calcext:value-type="string">
            <text:p>lata</text:p>
          </table:table-cell>
          <table:table-cell table:number-columns-repeated="3"/>
        </table:table-row>
        <table:table-row table:style-name="ro1">
          <table:table-cell/>
          <table:table-cell table:formula="of:=FACT([.C6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6]/[.$B$13]" office:value-type="float" office:value="0.00000165343915343915" calcext:value-type="float">
            <text:p>0,0000</text:p>
          </table:table-cell>
          <table:table-cell table:formula="of:=[.D6]/86400" office:value-type="float" office:value="0.0000000000191370272388791" calcext:value-type="float">
            <text:p>0,0000</text:p>
          </table:table-cell>
          <table:table-cell table:formula="of:=[.E6]/365" office:value-type="float" office:value="0.0000000000000524302116133674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7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B7]/[.$B$13]" office:value-type="float" office:value="0.00000661375661375661" calcext:value-type="float">
            <text:p>0,0000</text:p>
          </table:table-cell>
          <table:table-cell table:formula="of:=[.D7]/86400" office:value-type="float" office:value="0.0000000000765481089555164" calcext:value-type="float">
            <text:p>0,0000</text:p>
          </table:table-cell>
          <table:table-cell table:formula="of:=[.E7]/365" office:value-type="float" office:value="0.000000000000209720846453469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8])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8]/[.$B$13]" office:value-type="float" office:value="0.0000330687830687831" calcext:value-type="float">
            <text:p>0,0000</text:p>
          </table:table-cell>
          <table:table-cell table:formula="of:=[.D8]/86400" office:value-type="float" office:value="0.000000000382740544777582" calcext:value-type="float">
            <text:p>0,0000</text:p>
          </table:table-cell>
          <table:table-cell table:formula="of:=[.E8]/365" office:value-type="float" office:value="0.00000000000104860423226735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9])"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table:formula="of:=[.B9]/[.$B$13]" office:value-type="float" office:value="0.000198412698412698" calcext:value-type="float">
            <text:p>0,0002</text:p>
          </table:table-cell>
          <table:table-cell table:formula="of:=[.D9]/86400" office:value-type="float" office:value="0.00000000229644326866549" calcext:value-type="float">
            <text:p>0,0000</text:p>
          </table:table-cell>
          <table:table-cell table:formula="of:=[.E9]/365" office:value-type="float" office:value="0.00000000000629162539360408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0])" office:value-type="float" office:value="5040" calcext:value-type="float">
            <text:p>5 040</text:p>
          </table:table-cell>
          <table:table-cell office:value-type="float" office:value="7" calcext:value-type="float">
            <text:p>7</text:p>
          </table:table-cell>
          <table:table-cell table:formula="of:=[.B10]/[.$B$13]" office:value-type="float" office:value="0.00138888888888889" calcext:value-type="float">
            <text:p>0,0014</text:p>
          </table:table-cell>
          <table:table-cell table:formula="of:=[.D10]/86400" office:value-type="float" office:value="0.0000000160751028806584" calcext:value-type="float">
            <text:p>0,0000</text:p>
          </table:table-cell>
          <table:table-cell table:formula="of:=[.E10]/365" office:value-type="float" office:value="0.0000000000440413777552286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1])" office:value-type="float" office:value="40320" calcext:value-type="float">
            <text:p>40 320</text:p>
          </table:table-cell>
          <table:table-cell office:value-type="float" office:value="8" calcext:value-type="float">
            <text:p>8</text:p>
          </table:table-cell>
          <table:table-cell table:formula="of:=[.B11]/[.$B$13]" office:value-type="float" office:value="0.0111111111111111" calcext:value-type="float">
            <text:p>0,0111</text:p>
          </table:table-cell>
          <table:table-cell table:formula="of:=[.D11]/86400" office:value-type="float" office:value="0.000000128600823045268" calcext:value-type="float">
            <text:p>0,0000</text:p>
          </table:table-cell>
          <table:table-cell table:formula="of:=[.E11]/365" office:value-type="float" office:value="0.000000000352331022041829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2])" office:value-type="float" office:value="362880" calcext:value-type="float">
            <text:p>362 880</text:p>
          </table:table-cell>
          <table:table-cell office:value-type="float" office:value="9" calcext:value-type="float">
            <text:p>9</text:p>
          </table:table-cell>
          <table:table-cell table:formula="of:=[.B12]/[.$B$13]" office:value-type="float" office:value="0.1" calcext:value-type="float">
            <text:p>0,1000</text:p>
          </table:table-cell>
          <table:table-cell table:formula="of:=[.D12]/86400" office:value-type="float" office:value="0.00000115740740740741" calcext:value-type="float">
            <text:p>0,0000</text:p>
          </table:table-cell>
          <table:table-cell table:formula="of:=[.E12]/365" office:value-type="float" office:value="0.00000000317097919837646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3])" office:value-type="float" office:value="3628800" calcext:value-type="float">
            <text:p>3 628 8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,0000</text:p>
          </table:table-cell>
          <table:table-cell table:formula="of:=[.D13]/86400" office:value-type="float" office:value="0.0000115740740740741" calcext:value-type="float">
            <text:p>0,0000</text:p>
          </table:table-cell>
          <table:table-cell table:formula="of:=[.E13]/365" office:value-type="float" office:value="0.0000000317097919837646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4])" office:value-type="float" office:value="39916800" calcext:value-type="float">
            <text:p>39 916 800</text:p>
          </table:table-cell>
          <table:table-cell office:value-type="float" office:value="11" calcext:value-type="float">
            <text:p>11</text:p>
          </table:table-cell>
          <table:table-cell table:formula="of:=[.B14]/[.$B$13]" office:value-type="float" office:value="11" calcext:value-type="float">
            <text:p>11,0000</text:p>
          </table:table-cell>
          <table:table-cell table:formula="of:=[.D14]/86400" office:value-type="float" office:value="0.000127314814814815" calcext:value-type="float">
            <text:p>0,0001</text:p>
          </table:table-cell>
          <table:table-cell table:formula="of:=[.E14]/365" office:value-type="float" office:value="0.00000034880771182141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5])" office:value-type="float" office:value="479001600" calcext:value-type="float">
            <text:p>479 001 600</text:p>
          </table:table-cell>
          <table:table-cell office:value-type="float" office:value="12" calcext:value-type="float">
            <text:p>12</text:p>
          </table:table-cell>
          <table:table-cell table:formula="of:=[.B15]/[.$B$13]" office:value-type="float" office:value="132" calcext:value-type="float">
            <text:p>132,0000</text:p>
          </table:table-cell>
          <table:table-cell table:formula="of:=[.D15]/86400" office:value-type="float" office:value="0.00152777777777778" calcext:value-type="float">
            <text:p>0,0015</text:p>
          </table:table-cell>
          <table:table-cell table:formula="of:=[.E15]/365" office:value-type="float" office:value="0.00000418569254185693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FACT([.C16])" office:value-type="float" office:value="6227020800" calcext:value-type="float">
            <text:p>6 227 020 800</text:p>
          </table:table-cell>
          <table:table-cell office:value-type="float" office:value="13" calcext:value-type="float">
            <text:p>13</text:p>
          </table:table-cell>
          <table:table-cell table:formula="of:=[.B16]/[.$B$13]" office:value-type="float" office:value="1716" calcext:value-type="float">
            <text:p>1 716,0000</text:p>
          </table:table-cell>
          <table:table-cell table:formula="of:=[.D16]/86400" office:value-type="float" office:value="0.0198611111111111" calcext:value-type="float">
            <text:p>0,0199</text:p>
          </table:table-cell>
          <table:table-cell table:formula="of:=[.E16]/365" office:value-type="float" office:value="0.00005441400304414" calcext:value-type="float">
            <text:p>0,0001</text:p>
          </table:table-cell>
          <table:table-cell table:number-columns-repeated="3"/>
        </table:table-row>
        <table:table-row table:style-name="ro1">
          <table:table-cell/>
          <table:table-cell table:formula="of:=FACT([.C17])" office:value-type="float" office:value="87178291200" calcext:value-type="float">
            <text:p>87 178 291 200</text:p>
          </table:table-cell>
          <table:table-cell office:value-type="float" office:value="14" calcext:value-type="float">
            <text:p>14</text:p>
          </table:table-cell>
          <table:table-cell table:formula="of:=[.B17]/[.$B$13]" office:value-type="float" office:value="24024" calcext:value-type="float">
            <text:p>24 024,0000</text:p>
          </table:table-cell>
          <table:table-cell table:formula="of:=[.D17]/86400" office:value-type="float" office:value="0.278055555555556" calcext:value-type="float">
            <text:p>0,2781</text:p>
          </table:table-cell>
          <table:table-cell table:formula="of:=[.E17]/365" office:value-type="float" office:value="0.00076179604261796" calcext:value-type="float">
            <text:p>0,0008</text:p>
          </table:table-cell>
          <table:table-cell table:number-columns-repeated="3"/>
        </table:table-row>
        <table:table-row table:style-name="ro1">
          <table:table-cell/>
          <table:table-cell table:formula="of:=FACT([.C18])" office:value-type="float" office:value="1307674368000" calcext:value-type="float">
            <text:p>1 307 674 368 000</text:p>
          </table:table-cell>
          <table:table-cell office:value-type="float" office:value="15" calcext:value-type="float">
            <text:p>15</text:p>
          </table:table-cell>
          <table:table-cell table:formula="of:=[.B18]/[.$B$13]" office:value-type="float" office:value="360360" calcext:value-type="float">
            <text:p>360 360,0000</text:p>
          </table:table-cell>
          <table:table-cell table:formula="of:=[.D18]/86400" office:value-type="float" office:value="4.17083333333333" calcext:value-type="float">
            <text:p>4,1708</text:p>
          </table:table-cell>
          <table:table-cell table:formula="of:=[.E18]/365" office:value-type="float" office:value="0.0114269406392694" calcext:value-type="float">
            <text:p>0,0114</text:p>
          </table:table-cell>
          <table:table-cell table:number-columns-repeated="3"/>
        </table:table-row>
        <table:table-row table:style-name="ro1">
          <table:table-cell/>
          <table:table-cell table:formula="of:=FACT([.C19])" office:value-type="float" office:value="20922789888000" calcext:value-type="float">
            <text:p>20 922 789 888 000</text:p>
          </table:table-cell>
          <table:table-cell office:value-type="float" office:value="16" calcext:value-type="float">
            <text:p>16</text:p>
          </table:table-cell>
          <table:table-cell table:formula="of:=[.B19]/[.$B$13]" office:value-type="float" office:value="5765760" calcext:value-type="float">
            <text:p>5 765 760,0000</text:p>
          </table:table-cell>
          <table:table-cell table:formula="of:=[.D19]/86400" office:value-type="float" office:value="66.7333333333333" calcext:value-type="float">
            <text:p>66,7333</text:p>
          </table:table-cell>
          <table:table-cell table:formula="of:=[.E19]/365" office:value-type="float" office:value="0.182831050228311" calcext:value-type="float">
            <text:p>0,1828</text:p>
          </table:table-cell>
          <table:table-cell table:number-columns-repeated="3"/>
        </table:table-row>
        <table:table-row table:style-name="ro1">
          <table:table-cell/>
          <table:table-cell table:formula="of:=FACT([.C20])" office:value-type="float" office:value="355687428096000" calcext:value-type="float">
            <text:p>355 687 428 096 000</text:p>
          </table:table-cell>
          <table:table-cell office:value-type="float" office:value="17" calcext:value-type="float">
            <text:p>17</text:p>
          </table:table-cell>
          <table:table-cell table:formula="of:=[.B20]/[.$B$13]" office:value-type="float" office:value="98017920" calcext:value-type="float">
            <text:p>98 017 920,0000</text:p>
          </table:table-cell>
          <table:table-cell table:formula="of:=[.D20]/86400" office:value-type="float" office:value="1134.46666666667" calcext:value-type="float">
            <text:p>1 134,4667</text:p>
          </table:table-cell>
          <table:table-cell table:formula="of:=[.E20]/365" office:value-type="float" office:value="3.10812785388128" calcext:value-type="float">
            <text:p>3,1081</text:p>
          </table:table-cell>
          <table:table-cell table:number-columns-repeated="3"/>
        </table:table-row>
        <table:table-row table:style-name="ro1">
          <table:table-cell/>
          <table:table-cell table:formula="of:=FACT([.C21])" office:value-type="float" office:value="6402373705728000" calcext:value-type="float">
            <text:p>6 402 373 705 728 000</text:p>
          </table:table-cell>
          <table:table-cell office:value-type="float" office:value="18" calcext:value-type="float">
            <text:p>18</text:p>
          </table:table-cell>
          <table:table-cell table:formula="of:=[.B21]/[.$B$13]" office:value-type="float" office:value="1764322560" calcext:value-type="float">
            <text:p>1 764 322 560,0000</text:p>
          </table:table-cell>
          <table:table-cell table:formula="of:=[.D21]/86400" office:value-type="float" office:value="20420.4" calcext:value-type="float">
            <text:p>20 420,4000</text:p>
          </table:table-cell>
          <table:table-cell table:formula="of:=[.E21]/365" office:value-type="float" office:value="55.946301369863" calcext:value-type="float">
            <text:p>55,946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5 miast</text:p>
          </table:table-cell>
          <table:table-cell table:style-name="Default" table:number-columns-repeated="2"/>
          <table:table-cell table:style-name="Default" office:value-type="string" calcext:value-type="string">
            <text:p>25 miast</text:p>
          </table:table-cell>
          <table:table-cell table:style-name="Default"/>
          <table:table-cell/>
          <table:table-cell office:value-type="string" calcext:value-type="string">
            <text:p>60 miast</text:p>
          </table:table-cell>
          <table:table-cell/>
        </table:table-row>
        <table:table-row table:style-name="ro1">
          <table:table-cell/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669" calcext:value-type="float">
            <text:p>669</text:p>
          </table:table-cell>
          <table:table-cell table:style-name="Default"/>
          <table:table-cell table:style-name="Default" office:value-type="float" office:value="913" calcext:value-type="float">
            <text:p>913</text:p>
          </table:table-cell>
          <table:table-cell table:style-name="Default" office:value-type="float" office:value="1159" calcext:value-type="float">
            <text:p>1159</text:p>
          </table:table-cell>
          <table:table-cell/>
          <table:table-cell office:value-type="float" office:value="2141" calcext:value-type="float">
            <text:p>2141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/>
          <table:table-cell table:style-name="Default" office:value-type="float" office:value="555" calcext:value-type="float">
            <text:p>555</text:p>
          </table:table-cell>
          <table:table-cell table:style-name="Default" office:value-type="float" office:value="706" calcext:value-type="float">
            <text:p>706</text:p>
          </table:table-cell>
          <table:table-cell table:style-name="Default"/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1138" calcext:value-type="float">
            <text:p>1138</text:p>
          </table:table-cell>
          <table:table-cell/>
          <table:table-cell office:value-type="float" office:value="2203" calcext:value-type="float">
            <text:p>2203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/>
          <table:table-cell table:style-name="Default" office:value-type="float" office:value="553" calcext:value-type="float">
            <text:p>553</text:p>
          </table:table-cell>
          <table:table-cell table:style-name="Default" office:value-type="float" office:value="636" calcext:value-type="float">
            <text:p>636</text:p>
          </table:table-cell>
          <table:table-cell table:style-name="Default"/>
          <table:table-cell table:style-name="Default" office:value-type="float" office:value="929" calcext:value-type="float">
            <text:p>929</text:p>
          </table:table-cell>
          <table:table-cell table:style-name="Default" office:value-type="float" office:value="1162" calcext:value-type="float">
            <text:p>1162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/>
          <table:table-cell table:style-name="Default" office:value-type="float" office:value="556" calcext:value-type="float">
            <text:p>556</text:p>
          </table:table-cell>
          <table:table-cell table:style-name="Default" office:value-type="float" office:value="635" calcext:value-type="float">
            <text:p>635</text:p>
          </table:table-cell>
          <table:table-cell table:style-name="Default"/>
          <table:table-cell table:style-name="Default" office:value-type="float" office:value="935" calcext:value-type="float">
            <text:p>935</text:p>
          </table:table-cell>
          <table:table-cell table:style-name="Default" office:value-type="float" office:value="1172" calcext:value-type="float">
            <text:p>1172</text:p>
          </table:table-cell>
          <table:table-cell/>
          <table:table-cell office:value-type="float" office:value="2198" calcext:value-type="float">
            <text:p>2198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/>
          <table:table-cell table:style-name="Default" office:value-type="float" office:value="556" calcext:value-type="float">
            <text:p>556</text:p>
          </table:table-cell>
          <table:table-cell table:style-name="Default" office:value-type="float" office:value="671" calcext:value-type="float">
            <text:p>671</text:p>
          </table:table-cell>
          <table:table-cell table:style-name="Default"/>
          <table:table-cell table:style-name="Default" office:value-type="float" office:value="943" calcext:value-type="float">
            <text:p>943</text:p>
          </table:table-cell>
          <table:table-cell table:style-name="Default" office:value-type="float" office:value="1202" calcext:value-type="float">
            <text:p>1202</text:p>
          </table:table-cell>
          <table:table-cell/>
          <table:table-cell office:value-type="float" office:value="2221" calcext:value-type="float">
            <text:p>2221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/>
          <table:table-cell table:style-name="Default" table:formula="of:=AVERAGE([.B25:.B29])" office:value-type="float" office:value="559.4" calcext:value-type="float">
            <text:p>559,4</text:p>
          </table:table-cell>
          <table:table-cell table:style-name="Default" table:formula="of:=AVERAGE([.C25:.C29])" office:value-type="float" office:value="663.4" calcext:value-type="float">
            <text:p>663,4</text:p>
          </table:table-cell>
          <table:table-cell table:style-name="Default"/>
          <table:table-cell table:style-name="Default" table:formula="of:=AVERAGE([.E25:.E29])" office:value-type="float" office:value="918.2" calcext:value-type="float">
            <text:p>918,2</text:p>
          </table:table-cell>
          <table:table-cell table:style-name="Default" table:formula="of:=AVERAGE([.F25:.F29])" office:value-type="float" office:value="1166.6" calcext:value-type="float">
            <text:p>1166,6</text:p>
          </table:table-cell>
          <table:table-cell/>
          <table:table-cell table:formula="of:=AVERAGE([.H25:.H29])" office:value-type="float" office:value="2189" calcext:value-type="float">
            <text:p>2189</text:p>
          </table:table-cell>
          <table:table-cell table:formula="of:=AVERAGE([.I25:.I29])" office:value-type="float" office:value="3048" calcext:value-type="float">
            <text:p>3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 style:data-style-name="N2" text:time-value="15:43:18.6054020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1:33:28.897535187</meta:creation-date>
    <dc:date>2019-01-08T15:54:15.955631242</dc:date>
    <meta:editing-duration>PT1H36M7S</meta:editing-duration>
    <meta:editing-cycles>8</meta:editing-cycles>
    <meta:generator>LibreOffice/6.0.7.3.0$Linux_X86_64 LibreOffice_project/00m0$Build-3</meta:generator>
    <meta:document-statistic meta:table-count="1" meta:cell-count="124" meta:object-count="0"/>
  </office:meta>
</office:document-meta>
</file>